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52404" officeooo:paragraph-rsid="00052404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52404" officeooo:paragraph-rsid="0005240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93f16" officeooo:paragraph-rsid="00093f16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de cours</text:p>
      <text:p text:style-name="P2">Figure de la sorciere </text:p>
      <text:p text:style-name="P2">------------------------</text:p>
      <text:p text:style-name="P2">Histoire de repression – Probleme de representation banalisation</text:p>
      <text:p text:style-name="P2"/>
      <text:p text:style-name="P2">Methodologie</text:p>
      <text:p text:style-name="P2">-----------------</text:p>
      <text:p text:style-name="P2">Experience ? </text:p>
      <text:p text:style-name="P2">- Voir</text:p>
      <text:p text:style-name="P2">- Vivre</text:p>
      <text:p text:style-name="P2">- Ressentir</text:p>
      <text:p text:style-name="P2">- &gt; Sensibiliter</text:p>
      <text:p text:style-name="P2"/>
      <text:p text:style-name="P2">Connaitre critique -&gt; valorisation de la pensee abstraite</text:p>
      <text:p text:style-name="P2"/>
      <text:p text:style-name="P2">Comment ? </text:p>
      <text:p text:style-name="P2"/>
      <text:p text:style-name="P2">Rationnalite</text:p>
      <text:p text:style-name="P2"/>
      <text:p text:style-name="P2">La representation : facon de montrer</text:p>
      <text:p text:style-name="P2">- Art</text:p>
      <text:p text:style-name="P2">- Language</text:p>
      <text:p text:style-name="P2">- Communication</text:p>
      <text:p text:style-name="P2">- Symbole</text:p>
      <text:p text:style-name="P2">- Mentale</text:p>
      <text:p text:style-name="P2">- Images</text:p>
      <text:p text:style-name="P2"/>
      <text:p text:style-name="P2">L’image de la sorciere est subjective<text:line-break/></text:p>
      <text:p text:style-name="P2"/>
      <text:p text:style-name="P2">La signification -&gt; sens – definitions ( abstraits )</text:p>
      <text:p text:style-name="P2"/>
      <text:p text:style-name="P2">L’interpretation est beaucoup plus basee sur la subjectivite que l objectivitie</text:p>
      <text:p text:style-name="P2"/>
      <text:p text:style-name="P2"/>
      <text:p text:style-name="P2">La critique de la [rationnalite instrumentale] -&gt; L’objectivitee et du pouvoir </text:p>
      <text:p text:style-name="P2"/>
      <text:p text:style-name="P3"/>
      <text:p text:style-name="P3">Passage</text:p>
      <text:p text:style-name="P3">---------</text:p>
      <text:p text:style-name="P3">Imagination - &gt; realit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CA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8T10:28:41.617998690</dc:date>
    <meta:editing-duration>PT1H51M16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28" meta:word-count="99" meta:character-count="664" meta:non-whitespace-character-count="586"/>
  </office:meta>
</office:document-meta>
</file>